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E0000007738100BC533C536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e30" style:family="table" style:master-page-name="tankonyv_20_oldal_20_-_20_jobb">
      <style:table-properties style:width="6.8903in" style:page-number="auto" table:align="margins" style:writing-mode="lr-tb"/>
    </style:style>
    <style:style style:name="Table30.A" style:family="table-column">
      <style:table-column-properties style:column-width="6.8903in" style:rel-column-width="65535*"/>
    </style:style>
    <style:style style:name="Table30.A1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1e493c3" style:font-size-asian="12pt" style:font-size-complex="12pt"/>
    </style:style>
    <style:style style:name="P2" style:family="paragraph" style:parent-style-name="Standard">
      <style:text-properties officeooo:paragraph-rsid="01e493c3"/>
    </style:style>
    <style:style style:name="P3" style:family="paragraph" style:parent-style-name="Standard">
      <style:text-properties officeooo:rsid="01f21bd1" officeooo:paragraph-rsid="01f21bd1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officeooo:rsid="01f6ec3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18in" svg:stroke-color="#000000" draw:marker-start-width="0.1575in" draw:marker-end="Arrow" draw:marker-end-width="0.0902in" draw:textarea-horizontal-align="center" draw:textarea-vertical-align="middle" fo:padding-top="0.0063in" fo:padding-bottom="0.0063in" fo:padding-left="0.0063in" fo:padding-r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eladat_maskepp_ejtjuk"/>
        <text:sequence-decl text:display-outline-level="0" text:name="feladat_szamnev"/>
        <text:sequence-decl text:display-outline-level="0" text:name="feladat_melleknev"/>
        <text:sequence-decl text:display-outline-level="0" text:name="feladat_fonev_2"/>
        <text:sequence-decl text:display-outline-level="0" text:name="feladat"/>
        <text:sequence-decl text:display-outline-level="0" text:name="feladat_nevmas"/>
        <text:sequence-decl text:display-outline-level="0" text:name="feladat_igekotok"/>
        <text:sequence-decl text:display-outline-level="0" text:name="feladat_ige"/>
        <text:sequence-decl text:display-outline-level="0" text:name="feladat_ly_j"/>
        <text:sequence-decl text:display-outline-level="0" text:name="feladat_szotagolas"/>
        <text:sequence-decl text:display-outline-level="0" text:name="feladat_szinonima"/>
        <text:sequence-decl text:display-outline-level="0" text:name="feladat_szolasok"/>
        <text:sequence-decl text:display-outline-level="0" text:name="feladat_verselemzes_1"/>
        <text:sequence-decl text:display-outline-level="0" text:name="feladat_verselemzes_2"/>
        <text:sequence-decl text:display-outline-level="0" text:name="feladat_ismetles"/>
      </text:sequence-decls>
      <table:table table:name="Table30" table:style-name="Table30">
        <table:table-column table:style-name="Table30.A"/>
        <table:table-row table:style-name="TableLine93954776179792">
          <table:table-cell table:style-name="Table30.A1" office:value-type="string">
            <text:p text:style-name="P1"><draw:frame text:anchor-type="paragraph" draw:z-index="1" draw:name="Shape1_49" draw:style-name="gr1" draw:text-style-name="P4" svg:width="1.5941in" svg:height="1.0004in" svg:x="3.6528in" svg:y="0.322in"><draw:text-box><text:p>Lorem ipsum</text:p></draw:text-box></draw:frame><draw:line text:anchor-type="paragraph" draw:z-index="0" draw:name="Shape10_0" draw:style-name="gr2" draw:text-style-name="P5" svg:x1="2.1354in" svg:y1="0.5866in" svg:x2="2.0311in" svg:y2="0.8303in"><text:p/></draw:line><draw:frame draw:style-name="fr1" draw:name="prof tablaval palcaval" text:anchor-type="as-char" svg:y="-0.1709in" svg:width="3.0736in" svg:height="1.6339in" draw:z-index="2"><draw:image xlink:href="Pictures/100000000000009E0000007738100BC533C53657.png" xlink:type="simple" xlink:show="embed" xlink:actuate="onLoad" draw:mime-type="image/png"/></draw:frame></text:p>
          </table:table-cell>
        </table:table-row>
      </table:table>
      <text:p text:style-name="P2"/>
      <text:p text:style-name="P3">c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A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style-name="Regular" style:font-family-generic="roman" style:font-pitch="variable" fo:font-size="12pt" fo:language="hu" fo:country="H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0827in" style:contextual-spacing="false" style:page-number="auto" fo:break-before="page"/>
      <style:text-properties fo:font-size="130%" fo:language="hu" fo:country="HU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937in" fo:margin-bottom="0.0827in" style:contextual-spacing="false" style:page-number="auto"/>
      <style:text-properties fo:font-size="115%" fo:language="hu" fo:country="HU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965in" fo:text-indent="-0.2756in" fo:margin-left="0.2756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loext:hidden="true" style:hidden="tru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loext:hidden="true" style:hidden="tru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loext:hidden="true" style:hidden="true" style:page-layout-name="Mpm5" draw:style-name="Mdp1">
      <style:header>
        <text:p text:style-name="Header"/>
      </style:header>
    </style:master-page>
    <style:master-page style:name="Index" loext:hidden="true" style:hidden="true" style:page-layout-name="Mpm2" draw:style-name="Mdp1">
      <style:header>
        <text:p text:style-name="Header"/>
      </style:header>
    </style:master-page>
    <style:master-page style:name="HTML" loext:hidden="true" style:hidden="true" style:page-layout-name="Mpm6" draw:style-name="Mdp1">
      <style:header>
        <text:p text:style-name="Header"/>
      </style:header>
    </style:master-page>
    <style:master-page style:name="Footnote" loext:hidden="true" style:hidden="true" style:page-layout-name="Mpm7" draw:style-name="Mdp1">
      <style:header>
        <text:p text:style-name="Header"/>
      </style:header>
    </style:master-page>
    <style:master-page style:name="Endnote" loext:hidden="true" style:hidden="true" style:page-layout-name="Mpm7" draw:style-name="Mdp1">
      <style:header>
        <text:p text:style-name="Header"/>
      </style:header>
    </style:master-page>
    <style:master-page style:name="Landscape" loext:hidden="true" style:hidden="true" style:page-layout-name="Mpm8" draw:style-name="Mdp1">
      <style:header>
        <text:p text:style-name="Header"/>
      </style:header>
    </style:master-page>
    <style:master-page style:name="tankonyv_20_oldal_20_-_20_jobb" style:display-name="tankonyv oldal - jobb" style:page-layout-name="Mpm9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bulo Perth</meta:initial-creator>
    <meta:editing-cycles>255</meta:editing-cycles>
    <meta:creation-date>2021-07-03T13:09:00</meta:creation-date>
    <dc:date>2021-11-22T11:54:04.629061551</dc:date>
    <meta:editing-duration>P2DT2H42M17S</meta:editing-duration>
    <meta:generator>LibreOfficeDev/7.3.0.0.alpha1$Linux_X86_64 LibreOffice_project/08c7dc75a7a38ede23bfc136770eb245890c4c8c</meta:generator>
    <meta:printed-by>Csongor Halmai</meta:printed-by>
    <meta:print-date>2021-10-13T00:23:36.811000000</meta:print-date>
    <meta:document-statistic meta:table-count="1" meta:image-count="1" meta:object-count="0" meta:page-count="1" meta:paragraph-count="2" meta:word-count="1" meta:character-count="1" meta:non-whitespace-character-count="1"/>
    <meta:user-defined meta:name="AppVersion">16.0000</meta:user-defined>
    <meta:template xlink:type="simple" xlink:actuate="onRequest" xlink:title="Normal" xlink:href=""/>
  </office:meta>
</office:document-meta>
</file>